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i>S</mi>
        </munderover>
        <msub>
          <mi>p</mi>
          <mi>i</mi>
        </msub>
      </mrow>
      <mover accent="true">
        <msub>
          <mi>q</mi>
          <mi>i</mi>
        </msub>
        <mo stretchy="false">˙</mo>
      </mover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)</mo>
      </mrow>
      <mrow>
        <mi/>
        <mo stretchy="false">−</mo>
        <mi/>
      </mrow>
      <mi>L</mi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)</mo>
      </mrow>
    </mrow>
    <annotation encoding="StarMath 5.0">H (bold q , bold p , t) `=` sum from i=1 to S p_i dot q_i (bold q , bold p , t) `-` L (bold q , bold p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9:35:26.128000000</meta:creation-date>
    <meta:generator>LibreOffice/4.1.4.2$Windows_x86 LibreOffice_project/0a0440ccc0227ad9829de5f46be37cfb6edcf72</meta:generator>
  </office:meta>
</office:document-meta>
</file>